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ifier.notifyHTML( Notifying n , OutputStream output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Notifier.notify( Notifying n , OutputStream outputStream , String 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ier.notify( Notifying n , ContentHandler ch , String mime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38">
            <text:p text:style-name="Table_20_Contents">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